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9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85cm" svg:height="1.475cm" svg:x="1.3cm" svg:y="2.334cm">
          <text:p/>
        </draw:rect>
        <draw:g>
          <draw:circle draw:style-name="gr2" draw:text-style-name="P2" draw:layer="layout" svg:width="0.301cm" svg:height="0.302cm" draw:transform="rotate (-1.57079632679579) translate (2.698cm 2.927cm)" draw:kind="arc" draw:start-angle="178.71" draw:end-angle="0.34">
            <text:p/>
          </draw:circle>
          <draw:circle draw:style-name="gr3" draw:text-style-name="P2" draw:layer="layout" svg:width="0.302cm" svg:height="0.302cm" draw:transform="rotate (-1.57079632679579) translate (2.695cm 2.628cm)" draw:kind="arc" draw:start-angle="178.71" draw:end-angle="0.34">
            <text:p/>
          </draw:circle>
          <draw:circle draw:style-name="gr4" draw:text-style-name="P2" draw:layer="layout" svg:width="0.301cm" svg:height="0.302cm" draw:transform="rotate (-1.57079632679579) translate (2.698cm 2.328cm)" draw:kind="arc" draw:start-angle="178.71" draw:end-angle="0.34">
            <text:p/>
          </draw:circle>
          <draw:circle draw:style-name="gr5" draw:text-style-name="P2" draw:layer="layout" svg:width="0.302cm" svg:height="0.302cm" draw:transform="rotate (-1.57079632679579) translate (2.695cm 3.226cm)" draw:kind="arc" draw:start-angle="178.71" draw:end-angle="0.34">
            <text:p/>
          </draw:circle>
          <draw:circle draw:style-name="gr6" draw:text-style-name="P2" draw:layer="layout" svg:width="0.302cm" svg:height="0.302cm" draw:transform="rotate (-1.57079632679579) translate (2.695cm 3.525cm)" draw:kind="arc" draw:start-angle="178.71" draw:end-angle="0.34">
            <text:p/>
          </draw:circle>
          <draw:line draw:style-name="gr7" draw:text-style-name="P2" draw:layer="layout" svg:x1="2.566cm" svg:y1="2.326cm" svg:x2="2.566cm" svg:y2="3.822cm">
            <text:p/>
          </draw:line>
        </draw:g>
        <draw:line draw:style-name="gr8" draw:text-style-name="P3" draw:layer="layout" svg:x1="0.468cm" svg:y1="1.157cm" svg:x2="2.794cm" svg:y2="1.157cm">
          <text:p/>
        </draw:line>
        <draw:line draw:style-name="gr8" draw:text-style-name="P3" draw:layer="layout" svg:x1="0.549cm" svg:y1="4.165cm" svg:x2="7.122cm" svg:y2="4.165cm">
          <text:p/>
        </draw:line>
        <draw:line draw:style-name="gr8" draw:text-style-name="P3" draw:layer="layout" svg:x1="1.581cm" svg:y1="3.81cm" svg:x2="1.581cm" svg:y2="4.176cm">
          <text:p/>
        </draw:line>
        <draw:line draw:style-name="gr8" draw:text-style-name="P3" draw:layer="layout" svg:x1="2.546cm" svg:y1="3.82cm" svg:x2="2.546cm" svg:y2="4.176cm">
          <text:p/>
        </draw:line>
        <draw:line draw:style-name="gr8" draw:text-style-name="P3" draw:layer="layout" svg:x1="2.546cm" svg:y1="2.336cm" svg:x2="2.546cm" svg:y2="1.971cm">
          <text:p/>
        </draw:line>
        <draw:line draw:style-name="gr8" draw:text-style-name="P3" draw:layer="layout" svg:x1="1.581cm" svg:y1="2.337cm" svg:x2="1.581cm" svg:y2="1.971cm">
          <text:p/>
        </draw:line>
        <draw:line draw:style-name="gr8" draw:text-style-name="P3" draw:layer="layout" svg:x1="1.581cm" svg:y1="1.971cm" svg:x2="2.546cm" svg:y2="1.971cm">
          <text:p/>
        </draw:line>
        <draw:line draw:style-name="gr8" draw:text-style-name="P3" draw:layer="layout" svg:x1="1.998cm" svg:y1="1.971cm" svg:x2="1.998cm" svg:y2="1.169cm">
          <text:p/>
        </draw:line>
        <draw:line draw:style-name="gr9" draw:text-style-name="P3" draw:layer="layout" svg:x1="0.477cm" svg:y1="0.538cm" svg:x2="1.086cm" svg:y2="0.548cm">
          <text:p/>
        </draw:line>
        <draw:frame draw:style-name="gr10" draw:layer="layout" svg:width="0.56cm" svg:height="0.579cm" svg:x="1.016cm" svg:y="0.3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0.569cm" svg:height="0.671cm" svg:x="2.905cm" svg:y="0.26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0.656cm" svg:height="0.58cm" svg:x="0.349cm" svg:y="2.26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1" draw:text-style-name="P1" draw:layer="layout" svg:width="1.509cm" svg:height="0.479cm" svg:x="2.788cm" svg:y="0.914cm">
          <text:p/>
        </draw:rect>
        <draw:g>
          <draw:circle draw:style-name="gr11" draw:text-style-name="P2" draw:layer="layout" svg:width="-0.301cm" svg:height="-0.302cm" svg:x="5.563cm" svg:y="1.315cm" draw:kind="arc" draw:start-angle="178.71" draw:end-angle="0.34">
            <text:p/>
          </draw:circle>
          <draw:circle draw:style-name="gr12" draw:text-style-name="P2" draw:layer="layout" svg:width="-0.302cm" svg:height="-0.302cm" svg:x="5.862cm" svg:y="1.312cm" draw:kind="arc" draw:start-angle="178.71" draw:end-angle="0.34">
            <text:p/>
          </draw:circle>
          <draw:circle draw:style-name="gr13" draw:text-style-name="P2" draw:layer="layout" svg:width="-0.301cm" svg:height="-0.302cm" svg:x="6.162cm" svg:y="1.315cm" draw:kind="arc" draw:start-angle="178.71" draw:end-angle="0.34">
            <text:p/>
          </draw:circle>
          <draw:circle draw:style-name="gr14" draw:text-style-name="P2" draw:layer="layout" svg:width="-0.302cm" svg:height="-0.302cm" svg:x="5.264cm" svg:y="1.312cm" draw:kind="arc" draw:start-angle="178.71" draw:end-angle="0.34">
            <text:p/>
          </draw:circle>
          <draw:circle draw:style-name="gr15" draw:text-style-name="P2" draw:layer="layout" svg:width="-0.302cm" svg:height="-0.302cm" svg:x="4.965cm" svg:y="1.312cm" draw:kind="arc" draw:start-angle="178.71" draw:end-angle="0.34">
            <text:p/>
          </draw:circle>
          <draw:line draw:style-name="gr16" draw:text-style-name="P2" draw:layer="layout" svg:x1="6.164cm" svg:y1="1.183cm" svg:x2="4.668cm" svg:y2="1.183cm">
            <text:p/>
          </draw:line>
        </draw:g>
        <draw:line draw:style-name="gr8" draw:text-style-name="P3" draw:layer="layout" svg:x1="4.297cm" svg:y1="1.158cm" svg:x2="4.673cm" svg:y2="1.158cm">
          <text:p/>
        </draw:line>
        <draw:line draw:style-name="gr8" draw:text-style-name="P3" draw:layer="layout" svg:x1="6.155cm" svg:y1="1.168cm" svg:x2="7.1cm" svg:y2="1.168cm">
          <text:p/>
        </draw:line>
        <draw:frame draw:style-name="gr10" draw:layer="layout" svg:width="0.665cm" svg:height="0.671cm" svg:x="6.614cm" svg:y="2.2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layer="layout" svg:width="2.183cm" svg:height="0.589cm" svg:x="3.333cm" svg:y="2.4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2.441cm" svg:height="0.589cm" svg:x="3.251cm" svg:y="3.0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layer="layout" svg:width="0.534cm" svg:height="0.466cm" svg:x="0.386cm" svg:y="1.64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0.534cm" svg:height="0.466cm" svg:x="6.695cm" svg:y="1.67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0.534cm" svg:height="0.466cm" svg:x="0.355cm" svg:y="2.94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0.534cm" svg:height="0.466cm" svg:x="6.679cm" svg:y="2.92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layer="layout" svg:width="0.611cm" svg:height="0.529cm" svg:x="3.302cm" svg:y="1.42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layer="layout" svg:width="0.859cm" svg:height="0.529cm" svg:x="5.049cm" svg:y="1.4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layer="layout" svg:width="0.616cm" svg:height="0.529cm" svg:x="1.29cm" svg:y="4.20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layer="layout" svg:width="1.052cm" svg:height="0.529cm" svg:x="2.092cm" svg:y="4.20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9" draw:text-style-name="P3" draw:layer="layout" svg:x1="2.276cm" svg:y1="0.522cm" svg:x2="2.885cm" svg:y2="0.5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1</math:mn>
      </math:msub>
      <math:mo math:stretchy="false">ˆ</math:mo>
    </math:mover>
    <math:annotation math:encoding="StarMath 5.0">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2</math:mn>
        <math:mi>'</math:mi>
      </math:msubsup>
      <math:mo math:stretchy="false">ˆ</math:mo>
    </math:mover>
    <math:annotation math:encoding="StarMath 5.0">hat V_2^'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s</math:mi>
    </math:msub>
    <math:annotation math:encoding="StarMath 5.0">jX_s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c</math:mi>
    </math:msub>
    <math:annotation math:encoding="StarMath 5.0">R_c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n>2</math:mn>
        <math:mi>'</math:mi>
      </math:msubsup>
      <math:mo math:stretchy="false">ˆ</math:mo>
    </math:mover>
    <math:annotation math:encoding="StarMath 5.0">hat I_2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s</math:mi>
      </math:msub>
      <math:mo math:stretchy="false">=</math:mo>
      <math:mrow>
        <math:msub>
          <math:mi>R</math:mi>
          <math:mn>1</math:mn>
        </math:msub>
        <math:mo math:stretchy="false">+</math:mo>
        <math:msubsup>
          <math:mi>R</math:mi>
          <math:mn>2</math:mn>
          <math:mi>'</math:mi>
        </math:msubsup>
      </math:mrow>
    </math:mrow>
    <math:annotation math:encoding="StarMath 5.0">R_s=R_1+R^{'}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o math:stretchy="false">=</math:mo>
      <math:mrow>
        <math:msub>
          <math:mi>X</math:mi>
          <math:mn>1</math:mn>
        </math:msub>
        <math:mo math:stretchy="false">+</math:mo>
        <math:msubsup>
          <math:mi>X</math:mi>
          <math:mn>2</math:mn>
          <math:mi>'</math:mi>
        </math:msubsup>
      </math:mrow>
    </math:mrow>
    <math:annotation math:encoding="StarMath 5.0">X_s = X_1 + X^{'}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V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